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457cm" svg:stroke-color="#ed1c24" draw:marker-start-width="1.336cm" draw:marker-end-width="1.336cm" svg:stroke-linecap="round" draw:fill="none" draw:textarea-vertical-align="middle" fo:padding-top="0.353cm" fo:padding-bottom="0.353cm" fo:padding-left="0.478cm" fo:padding-right="0.478cm"/>
    </style:style>
    <style:style style:name="gr2" style:family="graphic" style:parent-style-name="objectwithoutfill">
      <style:graphic-properties svg:stroke-width="0.66cm" svg:stroke-color="#00a65d" draw:marker-start-width="2.184cm" draw:marker-end-width="2.184cm" svg:stroke-linecap="round" draw:fill="none" draw:textarea-vertical-align="middle" fo:padding-top="0.455cm" fo:padding-bottom="0.455cm" fo:padding-left="0.58cm" fo:padding-right="0.58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5.357cm" svg:height="6.092cm" draw:transform="rotate (-1.66574223810339) translate (10.383151840059cm 4.38759804203331cm)" svg:viewBox="0 0 5358 6093" draw:points="0,6093 5358,6093 5033,0">
          <text:p/>
        </draw:polygon>
        <draw:polyline draw:style-name="gr2" draw:text-style-name="P1" draw:layer="layout" svg:width="5.593cm" svg:height="6.861cm" draw:transform="rotate (-1.61617488734675) translate (21.8411480509876cm 4.37529045145581cm)" svg:viewBox="0 0 5594 6862" draw:points="0,6862 5594,6862 5536,0 473,6078">
          <text:p/>
        </draw:poly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stroke-linejoin="miter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8T23:28:10.931357813</meta:creation-date>
    <dc:date>2019-08-08T23:30:21.520772925</dc:date>
    <meta:editing-duration>PT2M12S</meta:editing-duration>
    <meta:editing-cycles>1</meta:editing-cycles>
    <meta:document-statistic meta:object-count="25"/>
    <meta:generator>LibreOffice/6.0.7.3$Linux_X86_64 LibreOffice_project/00m0$Build-3</meta:generator>
  </office:meta>
</office:document-meta>
</file>